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1-03T00:00:00" table:style-name="ce4">
            <text:p>2025-11-03</text:p>
          </table:table-cell>
          <table:table-cell office:value-type="float" office:value="410.41" table:style-name="ce5">
            <text:p>410.41</text:p>
          </table:table-cell>
          <table:table-cell office:value-type="float" office:value="343.81" table:style-name="ce5">
            <text:p>343.81</text:p>
          </table:table-cell>
          <table:table-cell office:value-type="float" office:value="353.12" table:style-name="ce5">
            <text:p>353.12</text:p>
          </table:table-cell>
          <table:table-cell office:value-type="float" office:value="0.83772325235739864" table:formula="of:=[.C7]/[.B7]" table:style-name="ce6">
            <text:p>0.837723252357</text:p>
          </table:table-cell>
          <table:table-cell office:value-type="float" office:value="1.1937116430586663" table:formula="of:=[.B7]/[.C7]" table:style-name="ce7">
            <text:p>1.1937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1-10T00:00:00" table:style-name="ce4">
            <text:p>2025-11-10</text:p>
          </table:table-cell>
          <table:table-cell office:value-type="float" office:value="876.78" table:style-name="ce5">
            <text:p>876.78</text:p>
          </table:table-cell>
          <table:table-cell office:value-type="float" office:value="733.68" table:style-name="ce5">
            <text:p>733.68</text:p>
          </table:table-cell>
          <table:table-cell office:value-type="float" office:value="821.34" table:style-name="ce5">
            <text:p>821.34</text:p>
          </table:table-cell>
          <table:table-cell office:value-type="float" office:value="0.83678916033668649" table:formula="of:=[.C8]/[.B8]" table:style-name="ce6">
            <text:p>0.836789160337</text:p>
          </table:table-cell>
          <table:table-cell office:value-type="float" office:value="1.1950441609421001" table:formula="of:=[.B8]/[.C8]" table:style-name="ce7">
            <text:p>1.1950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1-17T00:00:00" table:style-name="ce4">
            <text:p>2025-11-17</text:p>
          </table:table-cell>
          <table:table-cell office:value-type="float" office:value="998.42" table:style-name="ce5">
            <text:p>998.42</text:p>
          </table:table-cell>
          <table:table-cell office:value-type="float" office:value="830.88" table:style-name="ce5">
            <text:p>830.88</text:p>
          </table:table-cell>
          <table:table-cell office:value-type="float" office:value="868.12" table:style-name="ce5">
            <text:p>868.12</text:p>
          </table:table-cell>
          <table:table-cell office:value-type="float" office:value="0.83219486789126829" table:formula="of:=[.C9]/[.B9]" table:style-name="ce8">
            <text:p>0.8321948678913</text:p>
          </table:table-cell>
          <table:table-cell office:value-type="float" office:value="1.2016416329674562" table:formula="of:=[.B9]/[.C9]" table:style-name="ce7">
            <text:p>1.2016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11-24T00:00:00" table:style-name="ce4">
            <text:p>2025-11-24</text:p>
          </table:table-cell>
          <table:table-cell office:value-type="float" office:value="980.66" table:style-name="ce5">
            <text:p>980.66</text:p>
          </table:table-cell>
          <table:table-cell office:value-type="float" office:value="823.24" table:style-name="ce5">
            <text:p>823.24</text:p>
          </table:table-cell>
          <table:table-cell office:value-type="float" office:value="832.55" table:style-name="ce5">
            <text:p>832.55</text:p>
          </table:table-cell>
          <table:table-cell office:value-type="float" office:value="0.83947545530561052" table:formula="of:=[.C10]/[.B10]" table:style-name="ce6">
            <text:p>0.839475455306</text:p>
          </table:table-cell>
          <table:table-cell office:value-type="float" office:value="1.1912200573344347" table:formula="of:=[.B10]/[.C10]" table:style-name="ce7">
            <text:p>1.1912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4"/>
          <table:table-cell table:number-columns-repeated="3" table:style-name="ce5"/>
          <table:table-cell table:style-name="ce6"/>
          <table:table-cell table:style-name="ce7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6T10:04:39Z</meta:creation-date>
    <dc:date>2025-12-20T12:37:19Z</dc:date>
    <meta:editing-cycles>15</meta:editing-cycles>
    <meta:editing-duration>PT4038S</meta:editing-duration>
  </office:meta>
</office:document-meta>
</file>